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7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>
        <table:shapes>
          <draw:frame draw:z-index="0" draw:style-name="gr1" draw:text-style-name="P1" svg:width="35.929cm" svg:height="15.858cm" svg:x="13.268cm" svg:y="0.531cm">
            <draw:object draw:notify-on-update-of-ranges="Tabelle1.D1:Tabelle1.D1 Tabelle1.D2:Tabelle1.D30 Tabelle1.A2:Tabelle1.A3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>
            <text:p>Mutationsrate</text:p>
          </table:table-cell>
          <table:table-cell table:style-name="ce1" office:value-type="string" calcext:value-type="string">
            <text:p>Iterationen</text:p>
          </table:table-cell>
          <table:table-cell table:style-name="ce1" office:value-type="string" calcext:value-type="string">
            <text:p>Güte</text:p>
          </table:table-cell>
          <table:table-cell table:style-name="ce1" office:value-type="string" calcext:value-type="string">
            <text:p>Güte/Iteratio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23" calcext:value-type="float">
            <text:p>23</text:p>
          </table:table-cell>
          <table:table-cell table:formula="of:=[.C2]/[.B2]" office:value-type="float" office:value="0.0023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table:formula="of:=[.C3]/[.B3]" office:value-type="float" office:value="2.66666666666667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4]/[.B4]" office:value-type="float" office:value="4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[.C5]/[.B5]" office:value-type="float" office:value="3.63636363636364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formula="of:=[.C6]/[.B6]" office:value-type="float" office:value="3.63636363636364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formula="of:=[.C7]/[.B7]" office:value-type="float" office:value="4.44444444444444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formula="of:=[.C8]/[.B8]" office:value-type="float" office:value="4.44444444444444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07" calcext:value-type="float">
            <text:p>0.07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9]/[.B9]" office:value-type="float" office:value="4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table:formula="of:=[.C10]/[.B10]" office:value-type="float" office:value="4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09" calcext:value-type="float">
            <text:p>0.09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table:formula="of:=[.C11]/[.B11]" office:value-type="float" office:value="5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9" calcext:value-type="float">
            <text:p>9</text:p>
          </table:table-cell>
          <table:table-cell office:value-type="float" office:value="40" calcext:value-type="float">
            <text:p>40</text:p>
          </table:table-cell>
          <table:table-cell table:formula="of:=[.C12]/[.B12]" office:value-type="float" office:value="4.44444444444444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15" calcext:value-type="float">
            <text:p>0.15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table:formula="of:=[.C13]/[.B13]" office:value-type="float" office:value="3.07692307692308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table:formula="of:=[.C14]/[.B14]" office:value-type="float" office:value="0.701754385964912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25" calcext:value-type="float">
            <text:p>0.25</text:p>
          </table:table-cell>
          <table:table-cell office:value-type="float" office:value="2011" calcext:value-type="float">
            <text:p>2011</text:p>
          </table:table-cell>
          <table:table-cell office:value-type="float" office:value="40" calcext:value-type="float">
            <text:p>40</text:p>
          </table:table-cell>
          <table:table-cell table:formula="of:=[.C15]/[.B15]" office:value-type="float" office:value="0.0198906016907011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000" calcext:value-type="float">
            <text:p>10000</text:p>
          </table:table-cell>
          <table:table-cell office:value-type="float" office:value="39" calcext:value-type="float">
            <text:p>39</text:p>
          </table:table-cell>
          <table:table-cell table:formula="of:=[.C16]/[.B16]" office:value-type="float" office:value="0.0039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10000" calcext:value-type="float">
            <text:p>10000</text:p>
          </table:table-cell>
          <table:table-cell office:value-type="float" office:value="39" calcext:value-type="float">
            <text:p>39</text:p>
          </table:table-cell>
          <table:table-cell table:formula="of:=[.C17]/[.B17]" office:value-type="float" office:value="0.0039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0000" calcext:value-type="float">
            <text:p>10000</text:p>
          </table:table-cell>
          <table:table-cell office:value-type="float" office:value="37" calcext:value-type="float">
            <text:p>37</text:p>
          </table:table-cell>
          <table:table-cell table:formula="of:=[.C18]/[.B18]" office:value-type="float" office:value="0.0037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10000" calcext:value-type="float">
            <text:p>10000</text:p>
          </table:table-cell>
          <table:table-cell office:value-type="float" office:value="36" calcext:value-type="float">
            <text:p>36</text:p>
          </table:table-cell>
          <table:table-cell table:formula="of:=[.C19]/[.B19]" office:value-type="float" office:value="0.0036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35" calcext:value-type="float">
            <text:p>35</text:p>
          </table:table-cell>
          <table:table-cell table:formula="of:=[.C20]/[.B20]" office:value-type="float" office:value="0.0035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10000" calcext:value-type="float">
            <text:p>10000</text:p>
          </table:table-cell>
          <table:table-cell office:value-type="float" office:value="34" calcext:value-type="float">
            <text:p>34</text:p>
          </table:table-cell>
          <table:table-cell table:formula="of:=[.C21]/[.B21]" office:value-type="float" office:value="0.0034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000" calcext:value-type="float">
            <text:p>10000</text:p>
          </table:table-cell>
          <table:table-cell office:value-type="float" office:value="33" calcext:value-type="float">
            <text:p>33</text:p>
          </table:table-cell>
          <table:table-cell table:formula="of:=[.C22]/[.B22]" office:value-type="float" office:value="0.0033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table:formula="of:=[.C23]/[.B23]" office:value-type="float" office:value="0.0032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000" calcext:value-type="float">
            <text:p>10000</text:p>
          </table:table-cell>
          <table:table-cell office:value-type="float" office:value="31" calcext:value-type="float">
            <text:p>31</text:p>
          </table:table-cell>
          <table:table-cell table:formula="of:=[.C24]/[.B24]" office:value-type="float" office:value="0.0031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75" calcext:value-type="float">
            <text:p>0.75</text:p>
          </table:table-cell>
          <table:table-cell office:value-type="float" office:value="10000" calcext:value-type="float">
            <text:p>10000</text:p>
          </table:table-cell>
          <table:table-cell office:value-type="float" office:value="30" calcext:value-type="float">
            <text:p>30</text:p>
          </table:table-cell>
          <table:table-cell table:formula="of:=[.C25]/[.B25]" office:value-type="float" office:value="0.003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0000" calcext:value-type="float">
            <text:p>10000</text:p>
          </table:table-cell>
          <table:table-cell office:value-type="float" office:value="32" calcext:value-type="float">
            <text:p>32</text:p>
          </table:table-cell>
          <table:table-cell table:formula="of:=[.C26]/[.B26]" office:value-type="float" office:value="0.0032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10000" calcext:value-type="float">
            <text:p>10000</text:p>
          </table:table-cell>
          <table:table-cell office:value-type="float" office:value="29" calcext:value-type="float">
            <text:p>29</text:p>
          </table:table-cell>
          <table:table-cell table:formula="of:=[.C27]/[.B27]" office:value-type="float" office:value="0.0029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0000" calcext:value-type="float">
            <text:p>10000</text:p>
          </table:table-cell>
          <table:table-cell office:value-type="float" office:value="28" calcext:value-type="float">
            <text:p>28</text:p>
          </table:table-cell>
          <table:table-cell table:formula="of:=[.C28]/[.B28]" office:value-type="float" office:value="0.0028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0.95" calcext:value-type="float">
            <text:p>0.95</text:p>
          </table:table-cell>
          <table:table-cell office:value-type="float" office:value="10000" calcext:value-type="float">
            <text:p>10000</text:p>
          </table:table-cell>
          <table:table-cell office:value-type="float" office:value="26" calcext:value-type="float">
            <text:p>26</text:p>
          </table:table-cell>
          <table:table-cell table:formula="of:=[.C29]/[.B29]" office:value-type="float" office:value="0.0026" calcext:value-type="float">
            <text:p/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21" calcext:value-type="float">
            <text:p>21</text:p>
          </table:table-cell>
          <table:table-cell table:formula="of:=[.C30]/[.B30]" office:value-type="float" office:value="0.0021" calcext:value-type="float">
            <text:p/>
          </table:table-cell>
          <table:table-cell table:number-columns-repeated="3"/>
        </table:table-row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5.</text:p>
          </table:table-cell>
          <table:table-cell office:value-type="string" calcext:value-type="string">
            <text:p>Fehlerbalken zeigen den Standardfehler, der die Wurzel der Varianz (Standardabweichung) des Mittelwerts is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Der Standardfehler gibt den Bereich an, in dem sich der Werte beim Messen aller Werte Güte/Iteration befinden können, es nicht möglich ist, alle Mutationsraten zu überprüfen (überabzählbar).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6.</text:p>
          </table:table-cell>
          <table:table-cell office:value-type="string" calcext:value-type="string">
            <text:p>Das Diagramm zeigt die Güte über die nötigen Iterationen bis einschließlich 10000, abgebildet auf der Mutationsrate als Parameter eines evolutionären Algorithmus. Dieser Algorithmus optimiert einen Bit-String der Länge 40 und erzeugt 400 Nachkommen pro Iteration. Es ist deutlich erkennbar, dass der Algorithmus ab einer Mutationsrate von 0,1 immer ineffizienter arbeite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5T20:11:47.246000000</meta:creation-date>
    <dc:date>2014-04-15T23:21:09.403000000</dc:date>
    <meta:editing-duration>PT3H2M54S</meta:editing-duration>
    <meta:editing-cycles>14</meta:editing-cycles>
    <meta:generator>LibreOffice/4.2.2.1$Windows_x86 LibreOffice_project/3be8cda0bddd8e430d8cda1ebfd581265cca5a0f</meta:generator>
    <meta:document-statistic meta:table-count="1" meta:cell-count="12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spline-resolution="22" chart:right-angled-axes="true" chart:error-category="standard-error">
        <chart:symbol-image/>
      </style:chart-properties>
    </style:style>
    <style:style style:name="ch5" style:family="chart" style:data-style-name="N0">
      <style:chart-properties chart:display-label="true" chart:logarithmic="false" chart:minimum="0" chart:maximum="1" chart:interval-major="0.05" chart:interval-minor-divisor="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15cm" chart:symbol-height="0.15cm" chart:error-category="standard-error">
        <chart:symbol-image/>
      </style:chart-properties>
      <style:graphic-properties svg:stroke-color="#000000" draw:fill-color="#000000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standard-error" chart:std-weight="1"/>
      <style:graphic-properties draw:stroke="solid" svg:stroke-width="0cm" svg:stroke-color="#000000" svg:stroke-opacity="100%" draw:stroke-linejoin="round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93cm" svg:height="15.859cm" xlink:href=".." xlink:type="simple" chart:class="chart:scatter" chart:style-name="ch1">
        <chart:title svg:x="11.677cm" svg:y="0.453cm" chart:style-name="ch2">
          <text:p>Bewertung des Algorithmus bei unterschiedlichen Mutationsraten</text:p>
        </chart:title>
        <chart:subtitle svg:x="16.612cm" svg:y="1.549cm" chart:style-name="ch3">
          <text:p>n = 40, λ = 400</text:p>
        </chart:subtitle>
        <chart:plot-area chart:style-name="ch4" table:cell-range-address="Tabelle1.A2:Tabelle1.A30 Tabelle1.D1:Tabelle1.D30" chart:data-source-has-labels="row" svg:x="1.729cm" svg:y="2.866cm" svg:width="32.765cm" svg:height="11.695cm">
          <chartooo:coordinate-region svg:x="2.165cm" svg:y="3.065cm" svg:width="32.235cm" svg:height="10.849cm"/>
          <chart:axis chart:dimension="x" chart:name="primary-x" chart:style-name="ch5">
            <chart:title svg:x="17.075cm" svg:y="14.878cm" chart:style-name="ch6">
              <text:p>Mutationsrate</text:p>
            </chart:title>
          </chart:axis>
          <chart:axis chart:dimension="y" chart:name="primary-y" chart:style-name="ch7">
            <chart:title svg:x="0.451cm" svg:y="9.921cm" chart:style-name="ch8">
              <text:p>Güte/Iterationen</text:p>
            </chart:title>
            <chart:grid chart:style-name="ch9" chart:class="major"/>
          </chart:axis>
          <chart:series chart:style-name="ch10" chart:values-cell-range-address="Tabelle1.D2:Tabelle1.D30" chart:label-cell-address="Tabelle1.D1:Tabelle1.D1" chart:class="chart:scatter">
            <chart:domain table:cell-range-address="Tabelle1.A2:Tabelle1.A30"/>
            <chart:error-indicator chart:style-name="ch11" chart:dimension="y"/>
            <chart:data-point chart:repeated="2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Güte/Iteration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Tabelle1.A2:Tabelle1.A30</svg:desc>
                </draw:g>
              </table:table-cell>
              <table:table-cell office:value-type="float" office:value="0.0023">
                <text:p>0.0023</text:p>
                <draw:g>
                  <svg:desc>Tabelle1.D2:Tabelle1.D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">
                <text:p>0.01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3">
                <text:p>0.03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">
                <text:p>0.04</text:p>
              </table:table-cell>
              <table:table-cell office:value-type="float" office:value="3.63636363636364">
                <text:p>3.63636363636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">
                <text:p>0.05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">
                <text:p>0.06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7">
                <text:p>0.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8">
                <text:p>0.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9">
                <text:p>0.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">
                <text:p>0.1</text:p>
              </table:table-cell>
              <table:table-cell office:value-type="float" office:value="4.44444444444444">
                <text:p>4.444444444444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5">
                <text:p>0.15</text:p>
              </table:table-cell>
              <table:table-cell office:value-type="float" office:value="3.07692307692308">
                <text:p>3.076923076923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701754385964912">
                <text:p>0.7017543859649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5">
                <text:p>0.25</text:p>
              </table:table-cell>
              <table:table-cell office:value-type="float" office:value="0.0198906016907011">
                <text:p>0.0198906016907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">
                <text:p>0.3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">
                <text:p>0.35</text:p>
              </table:table-cell>
              <table:table-cell office:value-type="float" office:value="0.0039">
                <text:p>0.00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.0037">
                <text:p>0.00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">
                <text:p>0.45</text:p>
              </table:table-cell>
              <table:table-cell office:value-type="float" office:value="0.0036">
                <text:p>0.00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5">
                <text:p>0.5</text:p>
              </table:table-cell>
              <table:table-cell office:value-type="float" office:value="0.0035">
                <text:p>0.003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55">
                <text:p>0.55</text:p>
              </table:table-cell>
              <table:table-cell office:value-type="float" office:value="0.0034">
                <text:p>0.003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">
                <text:p>0.6</text:p>
              </table:table-cell>
              <table:table-cell office:value-type="float" office:value="0.0033">
                <text:p>0.00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">
                <text:p>0.65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">
                <text:p>0.7</text:p>
              </table:table-cell>
              <table:table-cell office:value-type="float" office:value="0.0031">
                <text:p>0.00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75">
                <text:p>0.75</text:p>
              </table:table-cell>
              <table:table-cell office:value-type="float" office:value="0.003">
                <text:p>0.0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">
                <text:p>0.8</text:p>
              </table:table-cell>
              <table:table-cell office:value-type="float" office:value="0.0032">
                <text:p>0.00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5">
                <text:p>0.85</text:p>
              </table:table-cell>
              <table:table-cell office:value-type="float" office:value="0.0029">
                <text:p>0.00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0.0028">
                <text:p>0.00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95">
                <text:p>0.95</text:p>
              </table:table-cell>
              <table:table-cell office:value-type="float" office:value="0.0026">
                <text:p>0.00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  <table:table-cell office:value-type="float" office:value="0.0021">
                <text:p>0.002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